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doku1" table:style-name="ta1">
        <table:shapes>
          <draw:frame draw:z-index="0" draw:style-name="gr1" draw:text-style-name="P1" svg:width="15.999cm" svg:height="8.999cm" svg:x="6.841cm" svg:y="0.1cm">
            <draw:object draw:notify-on-update-of-ranges="results_sudoku1.A1:results_sudoku1.A1 results_sudoku1.A2:results_sudoku1.A101 results_sudoku1.B1:results_sudoku1.B1 results_sudoku1.B2:results_sudoku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constraint density</text:p>
          </table:table-cell>
        </table:table-row>
        <table:table-row table:style-name="ro1">
          <table:table-cell office:value-type="float" office:value="1.702548" calcext:value-type="float">
            <text:p>1,702548</text:p>
          </table:table-cell>
          <table:table-cell office:value-type="float" office:value="4.460318" calcext:value-type="float">
            <text:p>4,460318</text:p>
          </table:table-cell>
        </table:table-row>
        <table:table-row table:style-name="ro1">
          <table:table-cell office:value-type="float" office:value="1.683928" calcext:value-type="float">
            <text:p>1,683928</text:p>
          </table:table-cell>
          <table:table-cell office:value-type="float" office:value="4.470588" calcext:value-type="float">
            <text:p>4,470588</text:p>
          </table:table-cell>
        </table:table-row>
        <table:table-row table:style-name="ro1">
          <table:table-cell office:value-type="float" office:value="1.678947" calcext:value-type="float">
            <text:p>1,678947</text:p>
          </table:table-cell>
          <table:table-cell office:value-type="float" office:value="3.970297" calcext:value-type="float">
            <text:p>3,970297</text:p>
          </table:table-cell>
        </table:table-row>
        <table:table-row table:style-name="ro1">
          <table:table-cell office:value-type="float" office:value="1.684367" calcext:value-type="float">
            <text:p>1,684367</text:p>
          </table:table-cell>
          <table:table-cell office:value-type="float" office:value="5.131783" calcext:value-type="float">
            <text:p>5,131783</text:p>
          </table:table-cell>
        </table:table-row>
        <table:table-row table:style-name="ro1">
          <table:table-cell office:value-type="float" office:value="2.153842" calcext:value-type="float">
            <text:p>2,153842</text:p>
          </table:table-cell>
          <table:table-cell office:value-type="float" office:value="3.776699" calcext:value-type="float">
            <text:p>3,776699</text:p>
          </table:table-cell>
        </table:table-row>
        <table:table-row table:style-name="ro1">
          <table:table-cell office:value-type="float" office:value="2.584667" calcext:value-type="float">
            <text:p>2,584667</text:p>
          </table:table-cell>
          <table:table-cell office:value-type="float" office:value="4.782313" calcext:value-type="float">
            <text:p>4,782313</text:p>
          </table:table-cell>
        </table:table-row>
        <table:table-row table:style-name="ro1">
          <table:table-cell office:value-type="float" office:value="2.589458" calcext:value-type="float">
            <text:p>2,589458</text:p>
          </table:table-cell>
          <table:table-cell office:value-type="float" office:value="3.630137" calcext:value-type="float">
            <text:p>3,630137</text:p>
          </table:table-cell>
        </table:table-row>
        <table:table-row table:style-name="ro1">
          <table:table-cell office:value-type="float" office:value="1.586682" calcext:value-type="float">
            <text:p>1,586682</text:p>
          </table:table-cell>
          <table:table-cell office:value-type="float" office:value="5.082758" calcext:value-type="float">
            <text:p>5,082758</text:p>
          </table:table-cell>
        </table:table-row>
        <table:table-row table:style-name="ro1">
          <table:table-cell office:value-type="float" office:value="1.758642" calcext:value-type="float">
            <text:p>1,758642</text:p>
          </table:table-cell>
          <table:table-cell office:value-type="float" office:value="4.882353" calcext:value-type="float">
            <text:p>4,882353</text:p>
          </table:table-cell>
        </table:table-row>
        <table:table-row table:style-name="ro1">
          <table:table-cell office:value-type="float" office:value="1.684142" calcext:value-type="float">
            <text:p>1,684142</text:p>
          </table:table-cell>
          <table:table-cell office:value-type="float" office:value="5.706215" calcext:value-type="float">
            <text:p>5,706215</text:p>
          </table:table-cell>
        </table:table-row>
        <table:table-row table:style-name="ro1">
          <table:table-cell office:value-type="float" office:value="1.76188" calcext:value-type="float">
            <text:p>1,76188</text:p>
          </table:table-cell>
          <table:table-cell office:value-type="float" office:value="3.935484" calcext:value-type="float">
            <text:p>3,935484</text:p>
          </table:table-cell>
        </table:table-row>
        <table:table-row table:style-name="ro1">
          <table:table-cell office:value-type="float" office:value="1.745028" calcext:value-type="float">
            <text:p>1,745028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.053595" calcext:value-type="float">
            <text:p>2,053595</text:p>
          </table:table-cell>
          <table:table-cell office:value-type="float" office:value="4.872727" calcext:value-type="float">
            <text:p>4,872727</text:p>
          </table:table-cell>
        </table:table-row>
        <table:table-row table:style-name="ro1">
          <table:table-cell office:value-type="float" office:value="1.71481" calcext:value-type="float">
            <text:p>1,71481</text:p>
          </table:table-cell>
          <table:table-cell office:value-type="float" office:value="4.240602" calcext:value-type="float">
            <text:p>4,240602</text:p>
          </table:table-cell>
        </table:table-row>
        <table:table-row table:style-name="ro1">
          <table:table-cell office:value-type="float" office:value="1.863573" calcext:value-type="float">
            <text:p>1,863573</text:p>
          </table:table-cell>
          <table:table-cell office:value-type="float" office:value="4.99375" calcext:value-type="float">
            <text:p>4,99375</text:p>
          </table:table-cell>
        </table:table-row>
        <table:table-row table:style-name="ro1">
          <table:table-cell office:value-type="float" office:value="1.623873" calcext:value-type="float">
            <text:p>1,623873</text:p>
          </table:table-cell>
          <table:table-cell office:value-type="float" office:value="5.835979" calcext:value-type="float">
            <text:p>5,835979</text:p>
          </table:table-cell>
        </table:table-row>
        <table:table-row table:style-name="ro1">
          <table:table-cell office:value-type="float" office:value="1.721036" calcext:value-type="float">
            <text:p>1,721036</text:p>
          </table:table-cell>
          <table:table-cell office:value-type="float" office:value="4.435374" calcext:value-type="float">
            <text:p>4,435374</text:p>
          </table:table-cell>
        </table:table-row>
        <table:table-row table:style-name="ro1">
          <table:table-cell office:value-type="float" office:value="1.808178" calcext:value-type="float">
            <text:p>1,808178</text:p>
          </table:table-cell>
          <table:table-cell office:value-type="float" office:value="4.788733" calcext:value-type="float">
            <text:p>4,788733</text:p>
          </table:table-cell>
        </table:table-row>
        <table:table-row table:style-name="ro1">
          <table:table-cell office:value-type="float" office:value="1.429083" calcext:value-type="float">
            <text:p>1,429083</text:p>
          </table:table-cell>
          <table:table-cell office:value-type="float" office:value="4.696721" calcext:value-type="float">
            <text:p>4,696721</text:p>
          </table:table-cell>
        </table:table-row>
        <table:table-row table:style-name="ro1">
          <table:table-cell office:value-type="float" office:value="1.447513" calcext:value-type="float">
            <text:p>1,447513</text:p>
          </table:table-cell>
          <table:table-cell office:value-type="float" office:value="5.38587" calcext:value-type="float">
            <text:p>5,38587</text:p>
          </table:table-cell>
        </table:table-row>
        <table:table-row table:style-name="ro1">
          <table:table-cell office:value-type="float" office:value="1.692918" calcext:value-type="float">
            <text:p>1,692918</text:p>
          </table:table-cell>
          <table:table-cell office:value-type="float" office:value="5.029586" calcext:value-type="float">
            <text:p>5,029586</text:p>
          </table:table-cell>
        </table:table-row>
        <table:table-row table:style-name="ro1">
          <table:table-cell office:value-type="float" office:value="1.757895" calcext:value-type="float">
            <text:p>1,757895</text:p>
          </table:table-cell>
          <table:table-cell office:value-type="float" office:value="5.473404" calcext:value-type="float">
            <text:p>5,473404</text:p>
          </table:table-cell>
        </table:table-row>
        <table:table-row table:style-name="ro1">
          <table:table-cell office:value-type="float" office:value="3.823871" calcext:value-type="float">
            <text:p>3,823871</text:p>
          </table:table-cell>
          <table:table-cell office:value-type="float" office:value="3.621622" calcext:value-type="float">
            <text:p>3,621622</text:p>
          </table:table-cell>
        </table:table-row>
        <table:table-row table:style-name="ro1">
          <table:table-cell office:value-type="float" office:value="2.226646" calcext:value-type="float">
            <text:p>2,226646</text:p>
          </table:table-cell>
          <table:table-cell office:value-type="float" office:value="4.8125" calcext:value-type="float">
            <text:p>4,8125</text:p>
          </table:table-cell>
        </table:table-row>
        <table:table-row table:style-name="ro1">
          <table:table-cell office:value-type="float" office:value="1.537288" calcext:value-type="float">
            <text:p>1,537288</text:p>
          </table:table-cell>
          <table:table-cell office:value-type="float" office:value="4.204301" calcext:value-type="float">
            <text:p>4,204301</text:p>
          </table:table-cell>
        </table:table-row>
        <table:table-row table:style-name="ro1">
          <table:table-cell office:value-type="float" office:value="1.564849" calcext:value-type="float">
            <text:p>1,564849</text:p>
          </table:table-cell>
          <table:table-cell office:value-type="float" office:value="4.271186" calcext:value-type="float">
            <text:p>4,271186</text:p>
          </table:table-cell>
        </table:table-row>
        <table:table-row table:style-name="ro1">
          <table:table-cell office:value-type="float" office:value="1.672413" calcext:value-type="float">
            <text:p>1,672413</text:p>
          </table:table-cell>
          <table:table-cell office:value-type="float" office:value="4.702899" calcext:value-type="float">
            <text:p>4,702899</text:p>
          </table:table-cell>
        </table:table-row>
        <table:table-row table:style-name="ro1">
          <table:table-cell office:value-type="float" office:value="1.693416" calcext:value-type="float">
            <text:p>1,693416</text:p>
          </table:table-cell>
          <table:table-cell office:value-type="float" office:value="5.469136" calcext:value-type="float">
            <text:p>5,469136</text:p>
          </table:table-cell>
        </table:table-row>
        <table:table-row table:style-name="ro1">
          <table:table-cell office:value-type="float" office:value="1.66353" calcext:value-type="float">
            <text:p>1,66353</text:p>
          </table:table-cell>
          <table:table-cell office:value-type="float" office:value="4.119048" calcext:value-type="float">
            <text:p>4,119048</text:p>
          </table:table-cell>
        </table:table-row>
        <table:table-row table:style-name="ro1">
          <table:table-cell office:value-type="float" office:value="2.195634" calcext:value-type="float">
            <text:p>2,195634</text:p>
          </table:table-cell>
          <table:table-cell office:value-type="float" office:value="5.698324" calcext:value-type="float">
            <text:p>5,698324</text:p>
          </table:table-cell>
        </table:table-row>
        <table:table-row table:style-name="ro1">
          <table:table-cell office:value-type="float" office:value="1.829537" calcext:value-type="float">
            <text:p>1,829537</text:p>
          </table:table-cell>
          <table:table-cell office:value-type="float" office:value="4.473282" calcext:value-type="float">
            <text:p>4,473282</text:p>
          </table:table-cell>
        </table:table-row>
        <table:table-row table:style-name="ro1">
          <table:table-cell office:value-type="float" office:value="1.984135" calcext:value-type="float">
            <text:p>1,984135</text:p>
          </table:table-cell>
          <table:table-cell office:value-type="float" office:value="4.771812" calcext:value-type="float">
            <text:p>4,771812</text:p>
          </table:table-cell>
        </table:table-row>
        <table:table-row table:style-name="ro1">
          <table:table-cell office:value-type="float" office:value="1.728116" calcext:value-type="float">
            <text:p>1,728116</text:p>
          </table:table-cell>
          <table:table-cell office:value-type="float" office:value="5.776536" calcext:value-type="float">
            <text:p>5,776536</text:p>
          </table:table-cell>
        </table:table-row>
        <table:table-row table:style-name="ro1">
          <table:table-cell office:value-type="float" office:value="1.202997" calcext:value-type="float">
            <text:p>1,202997</text:p>
          </table:table-cell>
          <table:table-cell office:value-type="float" office:value="4.591549" calcext:value-type="float">
            <text:p>4,591549</text:p>
          </table:table-cell>
        </table:table-row>
        <table:table-row table:style-name="ro1">
          <table:table-cell office:value-type="float" office:value="1.560947" calcext:value-type="float">
            <text:p>1,560947</text:p>
          </table:table-cell>
          <table:table-cell office:value-type="float" office:value="5.551724" calcext:value-type="float">
            <text:p>5,551724</text:p>
          </table:table-cell>
        </table:table-row>
        <table:table-row table:style-name="ro1">
          <table:table-cell office:value-type="float" office:value="1.49348" calcext:value-type="float">
            <text:p>1,49348</text:p>
          </table:table-cell>
          <table:table-cell office:value-type="float" office:value="5.380597" calcext:value-type="float">
            <text:p>5,380597</text:p>
          </table:table-cell>
        </table:table-row>
        <table:table-row table:style-name="ro1">
          <table:table-cell office:value-type="float" office:value="2.735612" calcext:value-type="float">
            <text:p>2,735612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.741755" calcext:value-type="float">
            <text:p>1,741755</text:p>
          </table:table-cell>
          <table:table-cell office:value-type="float" office:value="5.076087" calcext:value-type="float">
            <text:p>5,076087</text:p>
          </table:table-cell>
        </table:table-row>
        <table:table-row table:style-name="ro1">
          <table:table-cell office:value-type="float" office:value="1.63763" calcext:value-type="float">
            <text:p>1,63763</text:p>
          </table:table-cell>
          <table:table-cell office:value-type="float" office:value="4.097345" calcext:value-type="float">
            <text:p>4,097345</text:p>
          </table:table-cell>
        </table:table-row>
        <table:table-row table:style-name="ro1">
          <table:table-cell office:value-type="float" office:value="1.733595" calcext:value-type="float">
            <text:p>1,733595</text:p>
          </table:table-cell>
          <table:table-cell office:value-type="float" office:value="5.578652" calcext:value-type="float">
            <text:p>5,578652</text:p>
          </table:table-cell>
        </table:table-row>
        <table:table-row table:style-name="ro1">
          <table:table-cell office:value-type="float" office:value="2.323478" calcext:value-type="float">
            <text:p>2,323478</text:p>
          </table:table-cell>
          <table:table-cell office:value-type="float" office:value="4.643478" calcext:value-type="float">
            <text:p>4,643478</text:p>
          </table:table-cell>
        </table:table-row>
        <table:table-row table:style-name="ro1">
          <table:table-cell office:value-type="float" office:value="1.565762" calcext:value-type="float">
            <text:p>1,565762</text:p>
          </table:table-cell>
          <table:table-cell office:value-type="float" office:value="4.472603" calcext:value-type="float">
            <text:p>4,472603</text:p>
          </table:table-cell>
        </table:table-row>
        <table:table-row table:style-name="ro1">
          <table:table-cell office:value-type="float" office:value="1.547084" calcext:value-type="float">
            <text:p>1,547084</text:p>
          </table:table-cell>
          <table:table-cell office:value-type="float" office:value="4.58871" calcext:value-type="float">
            <text:p>4,58871</text:p>
          </table:table-cell>
        </table:table-row>
        <table:table-row table:style-name="ro1">
          <table:table-cell office:value-type="float" office:value="2.021219" calcext:value-type="float">
            <text:p>2,021219</text:p>
          </table:table-cell>
          <table:table-cell office:value-type="float" office:value="4.578948" calcext:value-type="float">
            <text:p>4,578948</text:p>
          </table:table-cell>
        </table:table-row>
        <table:table-row table:style-name="ro1">
          <table:table-cell office:value-type="float" office:value="1.598861" calcext:value-type="float">
            <text:p>1,598861</text:p>
          </table:table-cell>
          <table:table-cell office:value-type="float" office:value="4.550459" calcext:value-type="float">
            <text:p>4,550459</text:p>
          </table:table-cell>
        </table:table-row>
        <table:table-row table:style-name="ro1">
          <table:table-cell office:value-type="float" office:value="1.854549" calcext:value-type="float">
            <text:p>1,854549</text:p>
          </table:table-cell>
          <table:table-cell office:value-type="float" office:value="5.306452" calcext:value-type="float">
            <text:p>5,306452</text:p>
          </table:table-cell>
        </table:table-row>
        <table:table-row table:style-name="ro1">
          <table:table-cell office:value-type="float" office:value="1.918245" calcext:value-type="float">
            <text:p>1,918245</text:p>
          </table:table-cell>
          <table:table-cell office:value-type="float" office:value="4.823529" calcext:value-type="float">
            <text:p>4,823529</text:p>
          </table:table-cell>
        </table:table-row>
        <table:table-row table:style-name="ro1">
          <table:table-cell office:value-type="float" office:value="2.687251" calcext:value-type="float">
            <text:p>2,687251</text:p>
          </table:table-cell>
          <table:table-cell office:value-type="float" office:value="4.114286" calcext:value-type="float">
            <text:p>4,114286</text:p>
          </table:table-cell>
        </table:table-row>
        <table:table-row table:style-name="ro1">
          <table:table-cell office:value-type="float" office:value="1.780274" calcext:value-type="float">
            <text:p>1,780274</text:p>
          </table:table-cell>
          <table:table-cell office:value-type="float" office:value="5.952381" calcext:value-type="float">
            <text:p>5,952381</text:p>
          </table:table-cell>
        </table:table-row>
        <table:table-row table:style-name="ro1">
          <table:table-cell office:value-type="float" office:value="1.968113" calcext:value-type="float">
            <text:p>1,968113</text:p>
          </table:table-cell>
          <table:table-cell office:value-type="float" office:value="4.628099" calcext:value-type="float">
            <text:p>4,628099</text:p>
          </table:table-cell>
        </table:table-row>
        <table:table-row table:style-name="ro1">
          <table:table-cell office:value-type="float" office:value="1.621691" calcext:value-type="float">
            <text:p>1,621691</text:p>
          </table:table-cell>
          <table:table-cell office:value-type="float" office:value="3.769912" calcext:value-type="float">
            <text:p>3,769912</text:p>
          </table:table-cell>
        </table:table-row>
        <table:table-row table:style-name="ro1">
          <table:table-cell office:value-type="float" office:value="1.566201" calcext:value-type="float">
            <text:p>1,566201</text:p>
          </table:table-cell>
          <table:table-cell office:value-type="float" office:value="4.758065" calcext:value-type="float">
            <text:p>4,758065</text:p>
          </table:table-cell>
        </table:table-row>
        <table:table-row table:style-name="ro1">
          <table:table-cell office:value-type="float" office:value="1.592766" calcext:value-type="float">
            <text:p>1,592766</text:p>
          </table:table-cell>
          <table:table-cell office:value-type="float" office:value="5.454545" calcext:value-type="float">
            <text:p>5,454545</text:p>
          </table:table-cell>
        </table:table-row>
        <table:table-row table:style-name="ro1">
          <table:table-cell office:value-type="float" office:value="1.631676" calcext:value-type="float">
            <text:p>1,631676</text:p>
          </table:table-cell>
          <table:table-cell office:value-type="float" office:value="4.755245" calcext:value-type="float">
            <text:p>4,755245</text:p>
          </table:table-cell>
        </table:table-row>
        <table:table-row table:style-name="ro1">
          <table:table-cell office:value-type="float" office:value="2.4464" calcext:value-type="float">
            <text:p>2,4464</text:p>
          </table:table-cell>
          <table:table-cell office:value-type="float" office:value="4.633803" calcext:value-type="float">
            <text:p>4,633803</text:p>
          </table:table-cell>
        </table:table-row>
        <table:table-row table:style-name="ro1">
          <table:table-cell office:value-type="float" office:value="2.872457" calcext:value-type="float">
            <text:p>2,872457</text:p>
          </table:table-cell>
          <table:table-cell office:value-type="float" office:value="3.290909" calcext:value-type="float">
            <text:p>3,290909</text:p>
          </table:table-cell>
        </table:table-row>
        <table:table-row table:style-name="ro1">
          <table:table-cell office:value-type="float" office:value="1.511553" calcext:value-type="float">
            <text:p>1,511553</text:p>
          </table:table-cell>
          <table:table-cell office:value-type="float" office:value="3.850575" calcext:value-type="float">
            <text:p>3,850575</text:p>
          </table:table-cell>
        </table:table-row>
        <table:table-row table:style-name="ro1">
          <table:table-cell office:value-type="float" office:value="1.920628" calcext:value-type="float">
            <text:p>1,920628</text:p>
          </table:table-cell>
          <table:table-cell office:value-type="float" office:value="4.617647" calcext:value-type="float">
            <text:p>4,617647</text:p>
          </table:table-cell>
        </table:table-row>
        <table:table-row table:style-name="ro1">
          <table:table-cell office:value-type="float" office:value="1.756733" calcext:value-type="float">
            <text:p>1,756733</text:p>
          </table:table-cell>
          <table:table-cell office:value-type="float" office:value="5.517241" calcext:value-type="float">
            <text:p>5,517241</text:p>
          </table:table-cell>
        </table:table-row>
        <table:table-row table:style-name="ro1">
          <table:table-cell office:value-type="float" office:value="1.621797" calcext:value-type="float">
            <text:p>1,621797</text:p>
          </table:table-cell>
          <table:table-cell office:value-type="float" office:value="5.541899" calcext:value-type="float">
            <text:p>5,541899</text:p>
          </table:table-cell>
        </table:table-row>
        <table:table-row table:style-name="ro1">
          <table:table-cell office:value-type="float" office:value="1.86387" calcext:value-type="float">
            <text:p>1,86387</text:p>
          </table:table-cell>
          <table:table-cell office:value-type="float" office:value="4.325758" calcext:value-type="float">
            <text:p>4,325758</text:p>
          </table:table-cell>
        </table:table-row>
        <table:table-row table:style-name="ro1">
          <table:table-cell office:value-type="float" office:value="2.083315" calcext:value-type="float">
            <text:p>2,083315</text:p>
          </table:table-cell>
          <table:table-cell office:value-type="float" office:value="4.533333" calcext:value-type="float">
            <text:p>4,533333</text:p>
          </table:table-cell>
        </table:table-row>
        <table:table-row table:style-name="ro1">
          <table:table-cell office:value-type="float" office:value="1.851418" calcext:value-type="float">
            <text:p>1,851418</text:p>
          </table:table-cell>
          <table:table-cell office:value-type="float" office:value="4.601626" calcext:value-type="float">
            <text:p>4,601626</text:p>
          </table:table-cell>
        </table:table-row>
        <table:table-row table:style-name="ro1">
          <table:table-cell office:value-type="float" office:value="1.701409" calcext:value-type="float">
            <text:p>1,701409</text:p>
          </table:table-cell>
          <table:table-cell office:value-type="float" office:value="5.237569" calcext:value-type="float">
            <text:p>5,237569</text:p>
          </table:table-cell>
        </table:table-row>
        <table:table-row table:style-name="ro1">
          <table:table-cell office:value-type="float" office:value="1.84097" calcext:value-type="float">
            <text:p>1,84097</text:p>
          </table:table-cell>
          <table:table-cell office:value-type="float" office:value="5.395605" calcext:value-type="float">
            <text:p>5,395605</text:p>
          </table:table-cell>
        </table:table-row>
        <table:table-row table:style-name="ro1">
          <table:table-cell office:value-type="float" office:value="2.199975" calcext:value-type="float">
            <text:p>2,199975</text:p>
          </table:table-cell>
          <table:table-cell office:value-type="float" office:value="3.778947" calcext:value-type="float">
            <text:p>3,778947</text:p>
          </table:table-cell>
        </table:table-row>
        <table:table-row table:style-name="ro1">
          <table:table-cell office:value-type="float" office:value="2.052682" calcext:value-type="float">
            <text:p>2,052682</text:p>
          </table:table-cell>
          <table:table-cell office:value-type="float" office:value="4.621212" calcext:value-type="float">
            <text:p>4,621212</text:p>
          </table:table-cell>
        </table:table-row>
        <table:table-row table:style-name="ro1">
          <table:table-cell office:value-type="float" office:value="2.755121" calcext:value-type="float">
            <text:p>2,755121</text:p>
          </table:table-cell>
          <table:table-cell office:value-type="float" office:value="3.705128" calcext:value-type="float">
            <text:p>3,705128</text:p>
          </table:table-cell>
        </table:table-row>
        <table:table-row table:style-name="ro1">
          <table:table-cell office:value-type="float" office:value="1.715142" calcext:value-type="float">
            <text:p>1,715142</text:p>
          </table:table-cell>
          <table:table-cell office:value-type="float" office:value="4.490196" calcext:value-type="float">
            <text:p>4,490196</text:p>
          </table:table-cell>
        </table:table-row>
        <table:table-row table:style-name="ro1">
          <table:table-cell office:value-type="float" office:value="1.653735" calcext:value-type="float">
            <text:p>1,653735</text:p>
          </table:table-cell>
          <table:table-cell office:value-type="float" office:value="4.802721" calcext:value-type="float">
            <text:p>4,802721</text:p>
          </table:table-cell>
        </table:table-row>
        <table:table-row table:style-name="ro1">
          <table:table-cell office:value-type="float" office:value="2.020579" calcext:value-type="float">
            <text:p>2,020579</text:p>
          </table:table-cell>
          <table:table-cell office:value-type="float" office:value="5.66443" calcext:value-type="float">
            <text:p>5,66443</text:p>
          </table:table-cell>
        </table:table-row>
        <table:table-row table:style-name="ro1">
          <table:table-cell office:value-type="float" office:value="2.01657" calcext:value-type="float">
            <text:p>2,01657</text:p>
          </table:table-cell>
          <table:table-cell office:value-type="float" office:value="4.214953" calcext:value-type="float">
            <text:p>4,214953</text:p>
          </table:table-cell>
        </table:table-row>
        <table:table-row table:style-name="ro1">
          <table:table-cell office:value-type="float" office:value="2.258667" calcext:value-type="float">
            <text:p>2,258667</text:p>
          </table:table-cell>
          <table:table-cell office:value-type="float" office:value="3.716049" calcext:value-type="float">
            <text:p>3,716049</text:p>
          </table:table-cell>
        </table:table-row>
        <table:table-row table:style-name="ro1">
          <table:table-cell office:value-type="float" office:value="1.464922" calcext:value-type="float">
            <text:p>1,464922</text:p>
          </table:table-cell>
          <table:table-cell office:value-type="float" office:value="4.294964" calcext:value-type="float">
            <text:p>4,294964</text:p>
          </table:table-cell>
        </table:table-row>
        <table:table-row table:style-name="ro1">
          <table:table-cell office:value-type="float" office:value="1.918909" calcext:value-type="float">
            <text:p>1,918909</text:p>
          </table:table-cell>
          <table:table-cell office:value-type="float" office:value="4.074074" calcext:value-type="float">
            <text:p>4,074074</text:p>
          </table:table-cell>
        </table:table-row>
        <table:table-row table:style-name="ro1">
          <table:table-cell office:value-type="float" office:value="2.079081" calcext:value-type="float">
            <text:p>2,079081</text:p>
          </table:table-cell>
          <table:table-cell office:value-type="float" office:value="5.310345" calcext:value-type="float">
            <text:p>5,310345</text:p>
          </table:table-cell>
        </table:table-row>
        <table:table-row table:style-name="ro1">
          <table:table-cell office:value-type="float" office:value="1.684035" calcext:value-type="float">
            <text:p>1,684035</text:p>
          </table:table-cell>
          <table:table-cell office:value-type="float" office:value="5.486842" calcext:value-type="float">
            <text:p>5,486842</text:p>
          </table:table-cell>
        </table:table-row>
        <table:table-row table:style-name="ro1">
          <table:table-cell office:value-type="float" office:value="1.869503" calcext:value-type="float">
            <text:p>1,869503</text:p>
          </table:table-cell>
          <table:table-cell office:value-type="float" office:value="4.263637" calcext:value-type="float">
            <text:p>4,263637</text:p>
          </table:table-cell>
        </table:table-row>
        <table:table-row table:style-name="ro1">
          <table:table-cell office:value-type="float" office:value="1.879062" calcext:value-type="float">
            <text:p>1,879062</text:p>
          </table:table-cell>
          <table:table-cell office:value-type="float" office:value="3.445783" calcext:value-type="float">
            <text:p>3,445783</text:p>
          </table:table-cell>
        </table:table-row>
        <table:table-row table:style-name="ro1">
          <table:table-cell office:value-type="float" office:value="1.824639" calcext:value-type="float">
            <text:p>1,824639</text:p>
          </table:table-cell>
          <table:table-cell office:value-type="float" office:value="5.084415" calcext:value-type="float">
            <text:p>5,084415</text:p>
          </table:table-cell>
        </table:table-row>
        <table:table-row table:style-name="ro1">
          <table:table-cell office:value-type="float" office:value="2.049113" calcext:value-type="float">
            <text:p>2,049113</text:p>
          </table:table-cell>
          <table:table-cell office:value-type="float" office:value="5.104" calcext:value-type="float">
            <text:p>5,104</text:p>
          </table:table-cell>
        </table:table-row>
        <table:table-row table:style-name="ro1">
          <table:table-cell office:value-type="float" office:value="1.743913" calcext:value-type="float">
            <text:p>1,743913</text:p>
          </table:table-cell>
          <table:table-cell office:value-type="float" office:value="5.794872" calcext:value-type="float">
            <text:p>5,794872</text:p>
          </table:table-cell>
        </table:table-row>
        <table:table-row table:style-name="ro1">
          <table:table-cell office:value-type="float" office:value="2.14107" calcext:value-type="float">
            <text:p>2,14107</text:p>
          </table:table-cell>
          <table:table-cell office:value-type="float" office:value="5.392308" calcext:value-type="float">
            <text:p>5,392308</text:p>
          </table:table-cell>
        </table:table-row>
        <table:table-row table:style-name="ro1">
          <table:table-cell office:value-type="float" office:value="2.821332" calcext:value-type="float">
            <text:p>2,821332</text:p>
          </table:table-cell>
          <table:table-cell office:value-type="float" office:value="3.310345" calcext:value-type="float">
            <text:p>3,310345</text:p>
          </table:table-cell>
        </table:table-row>
        <table:table-row table:style-name="ro1">
          <table:table-cell office:value-type="float" office:value="1.938679" calcext:value-type="float">
            <text:p>1,938679</text:p>
          </table:table-cell>
          <table:table-cell office:value-type="float" office:value="5.201087" calcext:value-type="float">
            <text:p>5,201087</text:p>
          </table:table-cell>
        </table:table-row>
        <table:table-row table:style-name="ro1">
          <table:table-cell office:value-type="float" office:value="2.063308" calcext:value-type="float">
            <text:p>2,063308</text:p>
          </table:table-cell>
          <table:table-cell office:value-type="float" office:value="4.117647" calcext:value-type="float">
            <text:p>4,117647</text:p>
          </table:table-cell>
        </table:table-row>
        <table:table-row table:style-name="ro1">
          <table:table-cell office:value-type="float" office:value="2.156594" calcext:value-type="float">
            <text:p>2,156594</text:p>
          </table:table-cell>
          <table:table-cell office:value-type="float" office:value="5.034286" calcext:value-type="float">
            <text:p>5,034286</text:p>
          </table:table-cell>
        </table:table-row>
        <table:table-row table:style-name="ro1">
          <table:table-cell office:value-type="float" office:value="2.231272" calcext:value-type="float">
            <text:p>2,231272</text:p>
          </table:table-cell>
          <table:table-cell office:value-type="float" office:value="4.539682" calcext:value-type="float">
            <text:p>4,539682</text:p>
          </table:table-cell>
        </table:table-row>
        <table:table-row table:style-name="ro1">
          <table:table-cell office:value-type="float" office:value="1.684426" calcext:value-type="float">
            <text:p>1,684426</text:p>
          </table:table-cell>
          <table:table-cell office:value-type="float" office:value="3.671053" calcext:value-type="float">
            <text:p>3,671053</text:p>
          </table:table-cell>
        </table:table-row>
        <table:table-row table:style-name="ro1">
          <table:table-cell office:value-type="float" office:value="1.704623" calcext:value-type="float">
            <text:p>1,704623</text:p>
          </table:table-cell>
          <table:table-cell office:value-type="float" office:value="4.603604" calcext:value-type="float">
            <text:p>4,603604</text:p>
          </table:table-cell>
        </table:table-row>
        <table:table-row table:style-name="ro1">
          <table:table-cell office:value-type="float" office:value="2.015539" calcext:value-type="float">
            <text:p>2,015539</text:p>
          </table:table-cell>
          <table:table-cell office:value-type="float" office:value="5.636364" calcext:value-type="float">
            <text:p>5,636364</text:p>
          </table:table-cell>
        </table:table-row>
        <table:table-row table:style-name="ro1">
          <table:table-cell office:value-type="float" office:value="2.004284" calcext:value-type="float">
            <text:p>2,004284</text:p>
          </table:table-cell>
          <table:table-cell office:value-type="float" office:value="3.337079" calcext:value-type="float">
            <text:p>3,337079</text:p>
          </table:table-cell>
        </table:table-row>
        <table:table-row table:style-name="ro1">
          <table:table-cell office:value-type="float" office:value="2.206071" calcext:value-type="float">
            <text:p>2,206071</text:p>
          </table:table-cell>
          <table:table-cell office:value-type="float" office:value="5.461988" calcext:value-type="float">
            <text:p>5,461988</text:p>
          </table:table-cell>
        </table:table-row>
        <table:table-row table:style-name="ro1">
          <table:table-cell office:value-type="float" office:value="1.754989" calcext:value-type="float">
            <text:p>1,754989</text:p>
          </table:table-cell>
          <table:table-cell office:value-type="float" office:value="4.734266" calcext:value-type="float">
            <text:p>4,734266</text:p>
          </table:table-cell>
        </table:table-row>
        <table:table-row table:style-name="ro1">
          <table:table-cell office:value-type="float" office:value="2.404643" calcext:value-type="float">
            <text:p>2,404643</text:p>
          </table:table-cell>
          <table:table-cell office:value-type="float" office:value="3.621212" calcext:value-type="float">
            <text:p>3,621212</text:p>
          </table:table-cell>
        </table:table-row>
        <table:table-row table:style-name="ro1">
          <table:table-cell office:value-type="float" office:value="1.801253" calcext:value-type="float">
            <text:p>1,801253</text:p>
          </table:table-cell>
          <table:table-cell office:value-type="float" office:value="5.794286" calcext:value-type="float">
            <text:p>5,794286</text:p>
          </table:table-cell>
        </table:table-row>
        <table:table-row table:style-name="ro1">
          <table:table-cell office:value-type="float" office:value="1.483352" calcext:value-type="float">
            <text:p>1,483352</text:p>
          </table:table-cell>
          <table:table-cell office:value-type="float" office:value="4.092783" calcext:value-type="float">
            <text:p>4,092783</text:p>
          </table:table-cell>
        </table:table-row>
        <table:table-row table:style-name="ro1">
          <table:table-cell office:value-type="float" office:value="2.157079" calcext:value-type="float">
            <text:p>2,157079</text:p>
          </table:table-cell>
          <table:table-cell office:value-type="float" office:value="4.219512" calcext:value-type="float">
            <text:p>4,219512</text:p>
          </table:table-cell>
        </table:table-row>
        <table:table-row table:style-name="ro1">
          <table:table-cell office:value-type="float" office:value="2.081797" calcext:value-type="float">
            <text:p>2,081797</text:p>
          </table:table-cell>
          <table:table-cell office:value-type="float" office:value="3.852941" calcext:value-type="float">
            <text:p>3,852941</text:p>
          </table:table-cell>
        </table:table-row>
        <table:table-row table:style-name="ro1">
          <table:table-cell office:value-type="float" office:value="1.56645" calcext:value-type="float">
            <text:p>1,56645</text:p>
          </table:table-cell>
          <table:table-cell office:value-type="float" office:value="5.904191" calcext:value-type="float">
            <text:p>5,904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fr" fo:country="FR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8T18:46:02.443727492</dc:date>
    <meta:editing-duration>PT4M28S</meta:editing-duration>
    <meta:editing-cycles>1</meta:editing-cycles>
    <meta:document-statistic meta:table-count="1" meta:cell-count="202" meta:object-count="1"/>
    <meta:generator>LibreOffice/24.8.5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9cm" svg:y="4.161cm" style:legend-expansion="high" chart:style-name="ch2"/>
        <chart:plot-area chart:style-name="ch3" table:cell-range-address="results_sudoku1.A1:results_sudoku1.B101" chart:data-source-has-labels="row" svg:x="0.32cm" svg:y="0.18cm" svg:width="11.709cm" svg:height="8.64cm">
          <chart:coordinate-region svg:x="0.768cm" svg:y="0.419cm" svg:width="11.161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1.B2:results_sudoku1.B101" chart:label-cell-address="results_sudoku1.B1:results_sudoku1.B1" chart:class="chart:scatter">
            <chart:domain table:cell-range-address="results_sudoku1.A2:results_sudoku1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traint density</text:p>
                <draw:g>
                  <svg:desc>results_sudoku1.B1:results_sudoku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548">
                <text:p>1.702548</text:p>
                <draw:g>
                  <svg:desc>results_sudoku1.A2:results_sudoku1.A101</svg:desc>
                </draw:g>
              </table:table-cell>
              <table:table-cell office:value-type="float" office:value="4.460318">
                <text:p>4.460318</text:p>
                <draw:g>
                  <svg:desc>results_sudoku1.B2:results_sudoku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3928">
                <text:p>1.683928</text:p>
              </table:table-cell>
              <table:table-cell office:value-type="float" office:value="4.470588">
                <text:p>4.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78947">
                <text:p>1.678947</text:p>
              </table:table-cell>
              <table:table-cell office:value-type="float" office:value="3.970297">
                <text:p>3.97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4367">
                <text:p>1.684367</text:p>
              </table:table-cell>
              <table:table-cell office:value-type="float" office:value="5.131783">
                <text:p>5.13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53842">
                <text:p>2.153842</text:p>
              </table:table-cell>
              <table:table-cell office:value-type="float" office:value="3.776699">
                <text:p>3.776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4667">
                <text:p>2.584667</text:p>
              </table:table-cell>
              <table:table-cell office:value-type="float" office:value="4.782313">
                <text:p>4.782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9458">
                <text:p>2.589458</text:p>
              </table:table-cell>
              <table:table-cell office:value-type="float" office:value="3.630137">
                <text:p>3.63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6682">
                <text:p>1.586682</text:p>
              </table:table-cell>
              <table:table-cell office:value-type="float" office:value="5.082758">
                <text:p>5.082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8642">
                <text:p>1.758642</text:p>
              </table:table-cell>
              <table:table-cell office:value-type="float" office:value="4.882353">
                <text:p>4.882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84142">
                <text:p>1.684142</text:p>
              </table:table-cell>
              <table:table-cell office:value-type="float" office:value="5.706215">
                <text:p>5.706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188">
                <text:p>1.76188</text:p>
              </table:table-cell>
              <table:table-cell office:value-type="float" office:value="3.935484">
                <text:p>3.935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45028">
                <text:p>1.7450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3595">
                <text:p>2.053595</text:p>
              </table:table-cell>
              <table:table-cell office:value-type="float" office:value="4.872727">
                <text:p>4.872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1481">
                <text:p>1.71481</text:p>
              </table:table-cell>
              <table:table-cell office:value-type="float" office:value="4.240602">
                <text:p>4.240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3573">
                <text:p>1.863573</text:p>
              </table:table-cell>
              <table:table-cell office:value-type="float" office:value="4.99375">
                <text:p>4.9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3873">
                <text:p>1.623873</text:p>
              </table:table-cell>
              <table:table-cell office:value-type="float" office:value="5.835979">
                <text:p>5.835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21036">
                <text:p>1.721036</text:p>
              </table:table-cell>
              <table:table-cell office:value-type="float" office:value="4.435374">
                <text:p>4.435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8178">
                <text:p>1.808178</text:p>
              </table:table-cell>
              <table:table-cell office:value-type="float" office:value="4.788733">
                <text:p>4.788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9083">
                <text:p>1.429083</text:p>
              </table:table-cell>
              <table:table-cell office:value-type="float" office:value="4.696721">
                <text:p>4.696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47513">
                <text:p>1.447513</text:p>
              </table:table-cell>
              <table:table-cell office:value-type="float" office:value="5.38587">
                <text:p>5.38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92918">
                <text:p>1.692918</text:p>
              </table:table-cell>
              <table:table-cell office:value-type="float" office:value="5.029586">
                <text:p>5.029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7895">
                <text:p>1.757895</text:p>
              </table:table-cell>
              <table:table-cell office:value-type="float" office:value="5.473404">
                <text:p>5.473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23871">
                <text:p>3.823871</text:p>
              </table:table-cell>
              <table:table-cell office:value-type="float" office:value="3.621622">
                <text:p>3.6216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26646">
                <text:p>2.226646</text:p>
              </table:table-cell>
              <table:table-cell office:value-type="float" office:value="4.8125">
                <text:p>4.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7288">
                <text:p>1.537288</text:p>
              </table:table-cell>
              <table:table-cell office:value-type="float" office:value="4.204301">
                <text:p>4.204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4849">
                <text:p>1.564849</text:p>
              </table:table-cell>
              <table:table-cell office:value-type="float" office:value="4.271186">
                <text:p>4.271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413">
                <text:p>1.672413</text:p>
              </table:table-cell>
              <table:table-cell office:value-type="float" office:value="4.702899">
                <text:p>4.702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3416">
                <text:p>1.693416</text:p>
              </table:table-cell>
              <table:table-cell office:value-type="float" office:value="5.469136">
                <text:p>5.469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353">
                <text:p>1.66353</text:p>
              </table:table-cell>
              <table:table-cell office:value-type="float" office:value="4.119048">
                <text:p>4.119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95634">
                <text:p>2.195634</text:p>
              </table:table-cell>
              <table:table-cell office:value-type="float" office:value="5.698324">
                <text:p>5.698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29537">
                <text:p>1.829537</text:p>
              </table:table-cell>
              <table:table-cell office:value-type="float" office:value="4.473282">
                <text:p>4.473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84135">
                <text:p>1.984135</text:p>
              </table:table-cell>
              <table:table-cell office:value-type="float" office:value="4.771812">
                <text:p>4.771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8116">
                <text:p>1.728116</text:p>
              </table:table-cell>
              <table:table-cell office:value-type="float" office:value="5.776536">
                <text:p>5.776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2997">
                <text:p>1.202997</text:p>
              </table:table-cell>
              <table:table-cell office:value-type="float" office:value="4.591549">
                <text:p>4.591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0947">
                <text:p>1.560947</text:p>
              </table:table-cell>
              <table:table-cell office:value-type="float" office:value="5.551724">
                <text:p>5.55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9348">
                <text:p>1.49348</text:p>
              </table:table-cell>
              <table:table-cell office:value-type="float" office:value="5.380597">
                <text:p>5.380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35612">
                <text:p>2.73561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1755">
                <text:p>1.741755</text:p>
              </table:table-cell>
              <table:table-cell office:value-type="float" office:value="5.076087">
                <text:p>5.076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3763">
                <text:p>1.63763</text:p>
              </table:table-cell>
              <table:table-cell office:value-type="float" office:value="4.097345">
                <text:p>4.097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3595">
                <text:p>1.733595</text:p>
              </table:table-cell>
              <table:table-cell office:value-type="float" office:value="5.578652">
                <text:p>5.578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3478">
                <text:p>2.323478</text:p>
              </table:table-cell>
              <table:table-cell office:value-type="float" office:value="4.643478">
                <text:p>4.643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5762">
                <text:p>1.565762</text:p>
              </table:table-cell>
              <table:table-cell office:value-type="float" office:value="4.472603">
                <text:p>4.472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084">
                <text:p>1.547084</text:p>
              </table:table-cell>
              <table:table-cell office:value-type="float" office:value="4.58871">
                <text:p>4.58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21219">
                <text:p>2.021219</text:p>
              </table:table-cell>
              <table:table-cell office:value-type="float" office:value="4.578948">
                <text:p>4.578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8861">
                <text:p>1.598861</text:p>
              </table:table-cell>
              <table:table-cell office:value-type="float" office:value="4.550459">
                <text:p>4.550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54549">
                <text:p>1.854549</text:p>
              </table:table-cell>
              <table:table-cell office:value-type="float" office:value="5.306452">
                <text:p>5.306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8245">
                <text:p>1.918245</text:p>
              </table:table-cell>
              <table:table-cell office:value-type="float" office:value="4.823529">
                <text:p>4.823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87251">
                <text:p>2.687251</text:p>
              </table:table-cell>
              <table:table-cell office:value-type="float" office:value="4.114286">
                <text:p>4.114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80274">
                <text:p>1.780274</text:p>
              </table:table-cell>
              <table:table-cell office:value-type="float" office:value="5.952381">
                <text:p>5.9523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8113">
                <text:p>1.968113</text:p>
              </table:table-cell>
              <table:table-cell office:value-type="float" office:value="4.628099">
                <text:p>4.628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21691">
                <text:p>1.621691</text:p>
              </table:table-cell>
              <table:table-cell office:value-type="float" office:value="3.769912">
                <text:p>3.769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66201">
                <text:p>1.566201</text:p>
              </table:table-cell>
              <table:table-cell office:value-type="float" office:value="4.758065">
                <text:p>4.75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92766">
                <text:p>1.592766</text:p>
              </table:table-cell>
              <table:table-cell office:value-type="float" office:value="5.454545">
                <text:p>5.454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31676">
                <text:p>1.631676</text:p>
              </table:table-cell>
              <table:table-cell office:value-type="float" office:value="4.755245">
                <text:p>4.755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464">
                <text:p>2.4464</text:p>
              </table:table-cell>
              <table:table-cell office:value-type="float" office:value="4.633803">
                <text:p>4.633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72457">
                <text:p>2.872457</text:p>
              </table:table-cell>
              <table:table-cell office:value-type="float" office:value="3.290909">
                <text:p>3.290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1553">
                <text:p>1.511553</text:p>
              </table:table-cell>
              <table:table-cell office:value-type="float" office:value="3.850575">
                <text:p>3.85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0628">
                <text:p>1.920628</text:p>
              </table:table-cell>
              <table:table-cell office:value-type="float" office:value="4.617647">
                <text:p>4.617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56733">
                <text:p>1.756733</text:p>
              </table:table-cell>
              <table:table-cell office:value-type="float" office:value="5.517241">
                <text:p>5.517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21797">
                <text:p>1.621797</text:p>
              </table:table-cell>
              <table:table-cell office:value-type="float" office:value="5.541899">
                <text:p>5.541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6387">
                <text:p>1.86387</text:p>
              </table:table-cell>
              <table:table-cell office:value-type="float" office:value="4.325758">
                <text:p>4.3257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3315">
                <text:p>2.083315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51418">
                <text:p>1.851418</text:p>
              </table:table-cell>
              <table:table-cell office:value-type="float" office:value="4.601626">
                <text:p>4.601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01409">
                <text:p>1.701409</text:p>
              </table:table-cell>
              <table:table-cell office:value-type="float" office:value="5.237569">
                <text:p>5.237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097">
                <text:p>1.84097</text:p>
              </table:table-cell>
              <table:table-cell office:value-type="float" office:value="5.395605">
                <text:p>5.395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99975">
                <text:p>2.199975</text:p>
              </table:table-cell>
              <table:table-cell office:value-type="float" office:value="3.778947">
                <text:p>3.778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52682">
                <text:p>2.052682</text:p>
              </table:table-cell>
              <table:table-cell office:value-type="float" office:value="4.621212">
                <text:p>4.621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55121">
                <text:p>2.755121</text:p>
              </table:table-cell>
              <table:table-cell office:value-type="float" office:value="3.705128">
                <text:p>3.705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15142">
                <text:p>1.715142</text:p>
              </table:table-cell>
              <table:table-cell office:value-type="float" office:value="4.490196">
                <text:p>4.490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53735">
                <text:p>1.653735</text:p>
              </table:table-cell>
              <table:table-cell office:value-type="float" office:value="4.802721">
                <text:p>4.802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20579">
                <text:p>2.020579</text:p>
              </table:table-cell>
              <table:table-cell office:value-type="float" office:value="5.66443">
                <text:p>5.66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1657">
                <text:p>2.01657</text:p>
              </table:table-cell>
              <table:table-cell office:value-type="float" office:value="4.214953">
                <text:p>4.214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8667">
                <text:p>2.258667</text:p>
              </table:table-cell>
              <table:table-cell office:value-type="float" office:value="3.716049">
                <text:p>3.71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4922">
                <text:p>1.464922</text:p>
              </table:table-cell>
              <table:table-cell office:value-type="float" office:value="4.294964">
                <text:p>4.294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18909">
                <text:p>1.918909</text:p>
              </table:table-cell>
              <table:table-cell office:value-type="float" office:value="4.074074">
                <text:p>4.0740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79081">
                <text:p>2.079081</text:p>
              </table:table-cell>
              <table:table-cell office:value-type="float" office:value="5.310345">
                <text:p>5.310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84035">
                <text:p>1.684035</text:p>
              </table:table-cell>
              <table:table-cell office:value-type="float" office:value="5.486842">
                <text:p>5.486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69503">
                <text:p>1.869503</text:p>
              </table:table-cell>
              <table:table-cell office:value-type="float" office:value="4.263637">
                <text:p>4.263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79062">
                <text:p>1.879062</text:p>
              </table:table-cell>
              <table:table-cell office:value-type="float" office:value="3.445783">
                <text:p>3.4457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24639">
                <text:p>1.824639</text:p>
              </table:table-cell>
              <table:table-cell office:value-type="float" office:value="5.084415">
                <text:p>5.084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49113">
                <text:p>2.049113</text:p>
              </table:table-cell>
              <table:table-cell office:value-type="float" office:value="5.104">
                <text:p>5.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43913">
                <text:p>1.743913</text:p>
              </table:table-cell>
              <table:table-cell office:value-type="float" office:value="5.794872">
                <text:p>5.794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4107">
                <text:p>2.14107</text:p>
              </table:table-cell>
              <table:table-cell office:value-type="float" office:value="5.392308">
                <text:p>5.392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21332">
                <text:p>2.821332</text:p>
              </table:table-cell>
              <table:table-cell office:value-type="float" office:value="3.310345">
                <text:p>3.310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8679">
                <text:p>1.938679</text:p>
              </table:table-cell>
              <table:table-cell office:value-type="float" office:value="5.201087">
                <text:p>5.201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3308">
                <text:p>2.063308</text:p>
              </table:table-cell>
              <table:table-cell office:value-type="float" office:value="4.117647">
                <text:p>4.117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6594">
                <text:p>2.156594</text:p>
              </table:table-cell>
              <table:table-cell office:value-type="float" office:value="5.034286">
                <text:p>5.034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31272">
                <text:p>2.231272</text:p>
              </table:table-cell>
              <table:table-cell office:value-type="float" office:value="4.539682">
                <text:p>4.539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84426">
                <text:p>1.684426</text:p>
              </table:table-cell>
              <table:table-cell office:value-type="float" office:value="3.671053">
                <text:p>3.671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04623">
                <text:p>1.704623</text:p>
              </table:table-cell>
              <table:table-cell office:value-type="float" office:value="4.603604">
                <text:p>4.603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15539">
                <text:p>2.015539</text:p>
              </table:table-cell>
              <table:table-cell office:value-type="float" office:value="5.636364">
                <text:p>5.6363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04284">
                <text:p>2.004284</text:p>
              </table:table-cell>
              <table:table-cell office:value-type="float" office:value="3.337079">
                <text:p>3.337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06071">
                <text:p>2.206071</text:p>
              </table:table-cell>
              <table:table-cell office:value-type="float" office:value="5.461988">
                <text:p>5.461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989">
                <text:p>1.754989</text:p>
              </table:table-cell>
              <table:table-cell office:value-type="float" office:value="4.734266">
                <text:p>4.734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04643">
                <text:p>2.404643</text:p>
              </table:table-cell>
              <table:table-cell office:value-type="float" office:value="3.621212">
                <text:p>3.621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01253">
                <text:p>1.801253</text:p>
              </table:table-cell>
              <table:table-cell office:value-type="float" office:value="5.794286">
                <text:p>5.794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83352">
                <text:p>1.483352</text:p>
              </table:table-cell>
              <table:table-cell office:value-type="float" office:value="4.092783">
                <text:p>4.092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57079">
                <text:p>2.157079</text:p>
              </table:table-cell>
              <table:table-cell office:value-type="float" office:value="4.219512">
                <text:p>4.219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81797">
                <text:p>2.081797</text:p>
              </table:table-cell>
              <table:table-cell office:value-type="float" office:value="3.852941">
                <text:p>3.852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6645">
                <text:p>1.56645</text:p>
              </table:table-cell>
              <table:table-cell office:value-type="float" office:value="5.904191">
                <text:p>5.904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